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7cm" style:rel-column-width="11450*"/>
    </style:style>
    <style:style style:name="Tabelle1.B" style:family="table-column">
      <style:table-column-properties style:column-width="14.03cm" style:rel-column-width="5408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Table_20_Contents" style:list-style-name="L1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able_20_Contents" style:list-style-name="L3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6" style:family="paragraph" style:parent-style-name="Table_20_Contents" style:list-style-name="L6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7" style:family="paragraph" style:parent-style-name="Table_20_Contents" style:list-style-name="L2">
      <style:paragraph-properties fo:text-align="justify" style:justify-single-word="false"/>
      <style:text-properties style:font-name="Arial"/>
    </style:style>
    <style:style style:name="P8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9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P10" style:family="paragraph" style:parent-style-name="Table_20_Contents" style:list-style-name="L6">
      <style:paragraph-properties fo:text-align="justify" style:justify-single-word="false"/>
      <style:text-properties style:font-name="Arial"/>
    </style:style>
    <style:style style:name="P11" style:family="paragraph" style:parent-style-name="Table_20_Contents" style:list-style-name="L7">
      <style:paragraph-properties fo:text-align="justify" style:justify-single-word="false"/>
      <style:text-properties style:font-name="Arial"/>
    </style:style>
    <style:style style:name="P12" style:family="paragraph" style:parent-style-name="Table_20_Contents" style:list-style-name="L8">
      <style:paragraph-properties fo:text-align="justify" style:justify-single-word="false"/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702485621" text:style-name="L1">
              <text:list-item>
                <text:p text:style-name="P4">Database design</text:p>
              </text:list-item>
              <text:list-item>
                <text:p text:style-name="P4">Home page and main menu</text:p>
              </text:list-item>
              <text:list-item>
                <text:p text:style-name="P4">Website design</text:p>
              </text:list-item>
              <text:list-item>
                <text:p text:style-name="P4">Data management</text:p>
              </text:list-item>
              <text:list-item>
                <text:p text:style-name="P4">User management</text:p>
              </text:list-item>
              <text:list-item>
                <text:p text:style-name="P4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458267749" text:style-name="L2">
              <text:list-item>
                <text:p text:style-name="P7">Information exchange with JSON and cURL</text:p>
              </text:list-item>
              <text:list-item>
                <text:p text:style-name="P7">File exchange with cURL</text:p>
              </text:list-item>
              <text:list-item>
                <text:p text:style-name="P7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729742462" text:style-name="L3">
              <text:list-item>
                <text:p text:style-name="P5">Sending emails according to death lines by a daem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Belgium)</text:p>
          </table:table-cell>
          <table:table-cell table:style-name="Tabelle1.A1" office:value-type="string">
            <text:list xml:id="list1356999047" text:style-name="L4">
              <text:list-item>
                <text:p text:style-name="P8">Outgoing workflow design</text:p>
              </text:list-item>
              <text:list-item>
                <text:p text:style-name="P8">Form design</text:p>
              </text:list-item>
              <text:list-item>
                <text:p text:style-name="P8">Pre-candidate phase</text:p>
              </text:list-item>
              <text:list-item>
                <text:p text:style-name="P8">Setup phase</text:p>
              </text:list-item>
              <text:list-item>
                <text:p text:style-name="P8">Prepare stay phase</text:p>
              </text:list-item>
              <text:list-item>
                <text:p text:style-name="P8">Stay phase</text:p>
              </text:list-item>
              <text:list-item>
                <text:p text:style-name="P8">Tear down phase</text:p>
              </text:list-item>
            </text:list>
          </table:table-cell>
        </table:table-row>
        <table:table-row>
          <table:table-cell table:style-name="Tabelle1.A1" office:value-type="string">
            <text:p text:style-name="P1">P5 – In</text:p>
            <text:p text:style-name="P1">(Greece)</text:p>
          </table:table-cell>
          <table:table-cell table:style-name="Tabelle1.A1" office:value-type="string">
            <text:list xml:id="list1661200019" text:style-name="L5">
              <text:list-item>
                <text:p text:style-name="P9">Form Design </text:p>
              </text:list-item>
              <text:list-item>
                <text:p text:style-name="P9">Functionality in PHP</text:p>
              </text:list-item>
              <text:list-item>
                <text:p text:style-name="P9">Validation in Javascript, PHP, jQuery</text:p>
              </text:list-item>
              <text:list-item>
                <text:p text:style-name="P9">Store – pull data from database using MySQL</text:p>
              </text:list-item>
              <text:list-item>
                <text:p text:style-name="P9">Email forms to coordinators/institut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list xml:id="list1208372916" text:style-name="L6">
              <text:list-item>
                <text:p text:style-name="P10">Students request to take exams at host university</text:p>
              </text:list-item>
              <text:list-item>
                <text:p text:style-name="P6">Home/host coordinator accepts students request</text:p>
              </text:list-item>
            </text:list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1225297763" text:style-name="L7">
              <text:list-item>
                <text:p text:style-name="P11">Searching the website of an institution for course information</text:p>
              </text:list-item>
              <text:list-item>
                <text:p text:style-name="P11">matching corresponding courses</text:p>
              </text:list-item>
              <text:list-item>
                <text:p text:style-name="P11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65876241" text:style-name="L8">
              <text:list-item>
                <text:p text:style-name="P12">Data Warehouse database design and integration</text:p>
              </text:list-item>
              <text:list-item>
                <text:p text:style-name="P12">EIS web-interface design and integration</text:p>
              </text:list-item>
              <text:list-item>
                <text:p text:style-name="P12">Data mining implementation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1:28:01</dc:date>
    <meta:generator>OpenOffice.org/3.3$Unix OpenOffice.org_project/330m20$Build-9567</meta:generator>
    <meta:editing-duration>PT3H10M34S</meta:editing-duration>
    <meta:editing-cycles>16</meta:editing-cycles>
    <meta:document-statistic meta:table-count="1" meta:image-count="0" meta:object-count="0" meta:page-count="1" meta:paragraph-count="48" meta:word-count="183" meta:character-count="1019"/>
  </office:meta>
</office:document-meta>
</file>